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ext-properties fo:font-size="12pt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71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0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4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number-columns-repeated="1020" table:default-cell-style-name="ce69"/>
        <table:table-row table:style-name="ro2">
          <table:table-cell table:style-name="ce65" office:value-type="string" calcext:value-type="string" table:number-columns-spanned="2" table:number-rows-spanned="1">
            <text:p>メニュー</text:p>
          </table:table-cell>
          <table:covered-table-cell table:style-name="ce17"/>
          <table:table-cell office:value-type="string" calcext:value-type="string">
            <text:p>決算日</text:p>
          </table:table-cell>
          <table:table-cell table:style-name="ce29"/>
          <table:table-cell table:style-name="ce2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65" office:value-type="string" calcext:value-type="string" table:number-columns-spanned="2" table:number-rows-spanned="1">
            <text:p>再計算</text:p>
          </table:table-cell>
          <table:covered-table-cell table:style-name="ce17"/>
          <table:table-cell table:style-name="ce16" office:value-type="date" office:date-value="2018-12-31" calcext:value-type="date">
            <text:p>2018-12-31</text:p>
          </table:table-cell>
          <table:table-cell table:style-name="ce30"/>
          <table:table-cell table:style-name="ce55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48"/>
        </table:table-row>
        <table:table-row table:style-name="ro2">
          <table:table-cell table:style-name="ce66" table:number-columns-spanned="2" table:number-rows-spanned="1"/>
          <table:covered-table-cell table:style-name="ce17"/>
          <table:table-cell/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48"/>
        </table:table-row>
        <table:table-row table:style-name="ro2">
          <table:table-cell table:style-name="ce68" office:value-type="string" calcext:value-type="string" table:number-columns-spanned="1" table:number-rows-spanned="2">
            <text:p>伝票内計</text:p>
          </table:table-cell>
          <table:table-cell table:style-name="ce68" office:value-type="string" calcext:value-type="string" table:number-columns-spanned="1" table:number-rows-spanned="2">
            <text:p>伝票番号</text:p>
          </table:table-cell>
          <table:table-cell/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4"/>
          <table:table-cell table:style-name="ce48"/>
        </table:table-row>
        <table:table-row table:style-name="ro2">
          <table:covered-table-cell table:style-name="ce4" office:value-type="float" office:value="4" calcext:value-type="float">
            <text:p>4</text:p>
          </table:covered-table-cell>
          <table:covered-table-cell table:style-name="ce17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90" office:value-type="float" office:value="-12" calcext:value-type="float">
            <text:p>-12</text:p>
          </table:table-cell>
          <table:table-cell table:style-name="ce90" office:value-type="float" office:value="1006" calcext:value-type="float">
            <text:p>1,006</text:p>
          </table:table-cell>
          <table:table-cell table:style-name="ce91" office:value-type="float" office:value="-986" calcext:value-type="float">
            <text:p>-986</text:p>
          </table:table-cell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4"/>
          <table:table-cell table:style-name="ce48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date" office:date-value="2018-01-01" calcext:value-type="date">
            <text:p>2018/1/1</text:p>
          </table:table-cell>
          <table:table-cell table:style-name="ce20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91" table:number-columns-repeated="6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date" office:date-value="2018-03-02" calcext:value-type="date">
            <text:p>2018-03-02</text:p>
          </table:table-cell>
          <table:table-cell/>
          <table:table-cell table:style-name="ce91" table:number-columns-repeated="45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 table:number-columns-repeated="4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18-10-24" calcext:value-type="date">
            <text:p>2018-10-24</text:p>
          </table:table-cell>
          <table:table-cell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2"/>
          <table:table-cell table:style-name="ce64" table:number-columns-repeated="39"/>
          <table:table-cell table:style-name="ce37"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 table:number-columns-repeated="2"/>
          <table:table-cell table:style-name="ce91" office:value-type="float" office:value="-5" calcext:value-type="float">
            <text:p>-5</text:p>
          </table:table-cell>
          <table:table-cell table:style-name="ce91" office:value-type="float" office:value="5" calcext:value-type="float">
            <text:p>5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3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0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31" office:value-type="date" office:date-value="2018-11-09" calcext:value-type="date">
            <text:p>2018-11-09</text:p>
          </table:table-cell>
          <table:table-cell/>
          <table:table-cell table:style-name="ce91" office:value-type="float" office:value="4" calcext:value-type="float">
            <text:p>4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31" office:value-type="date" office:date-value="2019-11-10" calcext:value-type="date">
            <text:p>2019-11-1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 table:number-rows-repeated="104854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3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5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2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00/00/00</text:date>, <text:time style:data-style-name="N2" text:time-value="16:25:15.455272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3T17:03:26.531231753</dc:date>
    <meta:editing-duration>P1DT23H59M30S</meta:editing-duration>
    <meta:editing-cycles>310</meta:editing-cycles>
    <meta:document-statistic meta:table-count="3" meta:cell-count="177" meta:object-count="0"/>
  </office:meta>
</office:document-meta>
</file>